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ccanthis ADF Std" svg:font-family="'Accanthis ADF St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paragraph-properties fo:line-height="150%" fo:text-align="justify" style:justify-single-word="false"/>
      <style:text-properties style:font-name="Liberation Serif" fo:font-size="12pt" officeooo:rsid="0009623e" officeooo:paragraph-rsid="000bfe0b" style:font-size-asian="12pt" style:font-size-complex="12pt"/>
    </style:style>
    <style:style style:name="P2" style:family="paragraph" style:parent-style-name="Preformatted_20_Text">
      <style:paragraph-properties fo:text-align="justify" style:justify-single-word="false"/>
      <style:text-properties style:font-name="Accanthis ADF Std" fo:font-size="12pt" officeooo:rsid="0009623e" officeooo:paragraph-rsid="0009623e" style:font-size-asian="12pt" style:font-size-complex="12pt"/>
    </style:style>
    <style:style style:name="P3" style:family="paragraph" style:parent-style-name="Preformatted_20_Text">
      <style:paragraph-properties fo:text-align="center" style:justify-single-word="false"/>
      <style:text-properties style:font-name="Accanthis ADF Std" fo:font-size="14pt" fo:font-weight="bold" officeooo:rsid="0009623e" officeooo:paragraph-rsid="0009623e" style:font-size-asian="14pt" style:font-weight-asian="bold" style:font-size-complex="14pt" style:font-weight-complex="bold"/>
    </style:style>
    <style:style style:name="P4" style:family="paragraph" style:parent-style-name="Preformatted_20_Text">
      <style:paragraph-properties fo:line-height="150%" fo:text-align="justify" style:justify-single-word="false"/>
      <style:text-properties style:font-name="Accanthis ADF Std" fo:font-size="12pt" officeooo:rsid="000bfe0b" officeooo:paragraph-rsid="000bfe0b" style:font-size-asian="12pt" style:font-size-complex="12pt"/>
    </style:style>
    <style:style style:name="P5" style:family="paragraph" style:parent-style-name="Preformatted_20_Text">
      <style:paragraph-properties fo:line-height="150%" fo:text-align="justify" style:justify-single-word="false"/>
      <style:text-properties style:font-name="Accanthis ADF Std" fo:font-size="12pt" officeooo:rsid="000c48c9" officeooo:paragraph-rsid="000c48c9" style:font-size-asian="12pt" style:font-size-complex="12pt"/>
    </style:style>
    <style:style style:name="P6" style:family="paragraph" style:parent-style-name="Preformatted_20_Text">
      <style:paragraph-properties fo:line-height="150%" fo:text-align="justify" style:justify-single-word="false"/>
      <style:text-properties style:font-name="Accanthis ADF Std" fo:font-size="12pt" fo:font-style="normal" fo:font-weight="bold" officeooo:rsid="0009f305" officeooo:paragraph-rsid="0009f305" style:font-size-asian="12pt" style:font-style-asian="normal" style:font-weight-asian="bold" style:font-size-complex="12pt" style:font-style-complex="normal" style:font-weight-complex="bold"/>
    </style:style>
    <style:style style:name="P7" style:family="paragraph" style:parent-style-name="Preformatted_20_Text">
      <style:paragraph-properties fo:line-height="150%" fo:text-align="justify" style:justify-single-word="false"/>
      <style:text-properties style:font-name="Accanthis ADF Std" fo:font-size="12pt" fo:font-style="normal" fo:font-weight="normal" officeooo:rsid="0009f305" officeooo:paragraph-rsid="0009f305" style:font-size-asian="12pt" style:font-style-asian="normal" style:font-weight-asian="normal" style:font-size-complex="12pt" style:font-style-complex="normal" style:font-weight-complex="normal"/>
    </style:style>
    <style:style style:name="T1" style:family="text">
      <style:text-properties officeooo:rsid="000bfe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rupo 2</text:p>
      <text:p text:style-name="P7">Nome: Gustavo Chicato Wandeur – nº USP: 7557797</text:p>
      <text:p text:style-name="P7">Nome: Leonardo Pereira Macedo <text:s/>– nº USP: 8536065</text:p>
      <text:p text:style-name="P3"/>
      <text:p text:style-name="P3"/>
      <text:p text:style-name="P3">Resumo - Jogos Educativos Digitais</text:p>
      <text:p text:style-name="P2"/>
      <text:p text:style-name="P1"/>
      <text:p text:style-name="P5"><text:tab/>Em função da dificuldade de aprendizado mostrada por alunos de nível superior, este projeto busca apresentar jogos digitais como alternativa aos métodos tradicionais de ensino através de um projeto da Universidade do Vale do Rio dos Sinos (Unisinos). A ferramenta digital busca aprimorar o conhecimento nas disciplinas e facilitar a compreensão da matéria.</text:p>
      <text:p text:style-name="P4"/>
      <text:p text:style-name="P5"><text:tab/>A eficiência do projeto baseia-se na natureza lúdica e didática dos games. Evitando focar apenas em conceitos teóricos, o conteúdo é representado e exemplificado, estimulando acertos e encorajando em caso de erros. Assim, por meio da interação lógica e motora, desenvolve-se conhecimento hábil e cognitivo no estudante, o que produz, em última instância, melhor desempenho nos estu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ccanthis ADF Std" svg:font-family="'Accanthis ADF St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13T15:58:54.838808018</dc:date>
    <meta:editing-duration>PT5M10S</meta:editing-duration>
    <meta:editing-cycles>5</meta:editing-cycles>
    <meta:generator>LibreOffice/4.2.7.2$Linux_X86_64 LibreOffice_project/420m0$Build-2</meta:generator>
    <meta:document-statistic meta:table-count="0" meta:image-count="0" meta:object-count="0" meta:page-count="1" meta:paragraph-count="6" meta:word-count="131" meta:character-count="888" meta:non-whitespace-character-count="749"/>
  </office:meta>
</office:document-meta>
</file>